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eb4" officeooo:paragraph-rsid="0002eeb4"/>
    </style:style>
    <style:style style:name="P2" style:family="paragraph" style:parent-style-name="Standard">
      <style:text-properties officeooo:rsid="000340d2" officeooo:paragraph-rsid="000340d2"/>
    </style:style>
    <style:style style:name="P3" style:family="paragraph" style:parent-style-name="Standard">
      <style:text-properties officeooo:rsid="00048325" officeooo:paragraph-rsid="00048325"/>
    </style:style>
    <style:style style:name="T1" style:family="text">
      <style:text-properties officeooo:rsid="000340d2"/>
    </style:style>
    <style:style style:name="T2" style:family="text">
      <style:text-properties officeooo:rsid="00055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propaganda</text:p>
      <text:p text:style-name="P1">sencillo</text:p>
      <text:p text:style-name="P1">historia:(tiene q preparar historia familiar, )</text:p>
      <text:p text:style-name="P1">LOS DULCES SON ASTESANALES</text:p>
      <text:p text:style-name="P2">un catalogo-bien claro direccion, telefono , etc</text:p>
      <text:p text:style-name="P1">dulces basicos: tienen mismo precio</text:p>
      <text:p text:style-name="P1">dulces especiales: mas caros</text:p>
      <text:p text:style-name="P1">aclaracion de los tipos de dulces----&gt;clasicos-<text:span text:style-name="T1">merme</text:span></text:p>
      <text:p text:style-name="P1"><text:tab/><text:tab/><text:tab/><text:tab/> <text:s text:c="4"/>----&gt;mix de frutas</text:p>
      <text:p text:style-name="P1"><text:tab/><text:tab/><text:tab/><text:tab/> <text:s/>-----&gt;regionales -<text:span text:style-name="T1">merme</text:span></text:p>
      <text:p text:style-name="P1"><text:tab/><text:tab/><text:tab/><text:tab/>-----gourmet -<text:span text:style-name="T1">merme</text:span></text:p>
      <text:p text:style-name="P1"><text:tab/><text:tab/><text:tab/><text:tab/>---<text:span text:style-name="T1">&gt;frutas en almibar</text:span></text:p>
      <text:p text:style-name="P1"/>
      <text:p text:style-name="P2">dulces(mix de frutas-frutas en almibar) y mermeladas, jaleas(rosa mosqueta, membrillo,durazno)</text:p>
      <text:p text:style-name="P2">dulces--&gt;</text:p>
      <text:p text:style-name="P2"/>
      <text:p text:style-name="P1">clasicos</text:p>
      <text:p text:style-name="P1">durazno</text:p>
      <text:p text:style-name="P1">ciruela</text:p>
      <text:p text:style-name="P1">damasco,pera,manzana, </text:p>
      <text:p text:style-name="P1"/>
      <text:p text:style-name="P1">mix-<text:span text:style-name="T1">muchos</text:span></text:p>
      <text:p text:style-name="P1">gourmet- higo , higo con nuez, rosa mosqueta</text:p>
      <text:p text:style-name="P1">regionales-&gt;tuna,alcayota, uvas, uvas malbec, moscatel, </text:p>
      <text:p text:style-name="P1">vari</text:p>
      <text:p text:style-name="P2">LE HACEMOS UN FACEBOOK!!!---&gt; compra via face no en paginaweb</text:p>
      <text:p text:style-name="P2">agregar recetas para postres</text:p>
      <text:p text:style-name="P2"/>
      <text:p text:style-name="P3">feria chacras-domingo fijos <text:span text:style-name="T2">10 a 19</text:span></text:p>
      <text:p text:style-name="P3">calle mitre-paseo bartolome mitre jueves-viernes-sabado-domingo entre gutierrez y espejo <text:span text:style-name="T2">18a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7:31:23.861833507</meta:creation-date>
    <dc:date>2014-08-27T18:04:59.420594701</dc:date>
    <meta:editing-duration>PT18M23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26" meta:word-count="112" meta:character-count="842" meta:non-whitespace-character-count="738"/>
  </office:meta>
</office:document-meta>
</file>